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PBT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5-11-23" calcext:value-type="date">
            <text:p>11/23/25</text:p>
          </table:table-cell>
          <table:table-cell table:style-name="ce1" table:number-columns-repeated="13"/>
        </table:table-row>
        <table:table-row table:style-name="ro1">
          <table:table-cell office:value-type="string" calcext:value-type="string">
            <text:p>Player Count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SoulT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hazeRa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_Brink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ckCa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ireBreathMa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bh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10W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nix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ndwichLord_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GQ_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nden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Cmorganplay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ph0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oisteh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loveno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oozi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elawesom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fum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law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raftcla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inber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ckingnois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0hk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Emeral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aelan_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eninj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ajb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_Cammy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uitberri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urple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xrtx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tfrost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21:58:35.800133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date>2025-11-14T21:59:29.736671732</dc:date>
    <meta:editing-duration>PT9M42S</meta:editing-duration>
    <meta:editing-cycles>3</meta:editing-cycles>
    <meta:document-statistic meta:table-count="1" meta:cell-count="39" meta:object-count="0"/>
  </office:meta>
</office:document-meta>
</file>